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23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blic class HelloWorld { <text:s/></text:p>
      <text:p text:style-name="P1">public static void main(String[] args) { <text:s/></text:p>
      <text:p text:style-name="P1">System.out.println("Hello World"); <text:s text:c="2"/></text:p>
      <text:p text:style-name="P1"><text:s text:c="3"/>} </text:p>
      <text:p text:style-name="P1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20-02-07T14:21:49.683000000</dc:date>
    <meta:editing-duration>PT1M15S</meta:editing-duration>
    <meta:editing-cycles>1</meta:editing-cycles>
    <meta:document-statistic meta:table-count="0" meta:image-count="0" meta:object-count="0" meta:page-count="1" meta:paragraph-count="5" meta:word-count="14" meta:character-count="113" meta:non-whitespace-character-count="92"/>
  </office:meta>
</office:document-meta>
</file>